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1100000010F5103FEBA0DCD6A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44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7.46mm"/>
    </style:style>
    <style:style style:name="co6" style:family="table-column">
      <style:table-column-properties fo:break-before="auto" style:column-width="8.84mm"/>
    </style:style>
    <style:style style:name="co7" style:family="table-column">
      <style:table-column-properties fo:break-before="auto" style:column-width="10.78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18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Arial Black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06pt solid #000000" style:rotation-align="none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142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42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 Black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 Black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style:font-name="Arial Black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Arial Black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name="Figura 1" draw:style-name="gr1" draw:text-style-name="P1" svg:width="6.06mm" svg:height="4.24mm" svg:x="241.68mm" svg:y="40.62mm">
            <draw:image xlink:href="Pictures/100000000000001100000010F5103FEBA0DCD6AC.png" xlink:type="simple" xlink:show="embed" xlink:actuate="onLoad">
              <text:p/>
            </draw:image>
          </draw:frame>
          <draw:frame draw:z-index="1" draw:style-name="gr2" draw:text-style-name="P1" svg:width="159.99mm" svg:height="89.99mm" svg:x="286.32mm" svg:y="10.3mm">
            <loext:p draw:notify-on-update-of-ranges="Planilha1.B2:Planilha1.B27 Planilha1.C2:Planilha1.C27 Planilha1.B2:Planilha1.B27 Planilha1.H1:Planilha1.H1 Planilha1.H2:Planilha1.H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011" table:default-cell-style-name="ce3"/>
        <table:table-row table:style-name="ro1">
          <table:table-cell table:style-name="ce1" office:value-type="string" calcext:value-type="string">
            <text:p>Utilizado(S=1/ N= <text:s/>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²</text:p>
          </table:table-cell>
          <table:table-cell table:style-name="ce1" office:value-type="string" calcext:value-type="string">
            <text:p>XY</text:p>
          </table:table-cell>
          <table:table-cell table:style-name="ce1" office:value-type="string" calcext:value-type="string">
            <text:p>Y²</text:p>
          </table:table-cell>
          <table:table-cell table:style-name="ce1" office:value-type="string" calcext:value-type="string">
            <text:p>(Y-a-bX)²</text:p>
          </table:table-cell>
          <table:table-cell table:style-name="ce1" office:value-type="string" calcext:value-type="string">
            <text:p>Reta Ideal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2.8" calcext:value-type="float">
            <text:p>12,8</text:p>
          </table:table-cell>
          <table:table-cell table:style-name="ce4" office:value-type="float" office:value="119.92" calcext:value-type="float">
            <text:p>119,92</text:p>
          </table:table-cell>
          <table:table-cell table:style-name="ce2" table:formula="of:=POWER([.B2];2)" office:value-type="float" office:value="163.84" calcext:value-type="float">
            <text:p>163,84</text:p>
          </table:table-cell>
          <table:table-cell table:style-name="ce2" table:formula="of:=[.B2]*[.C2]" office:value-type="float" office:value="1534.976" calcext:value-type="float">
            <text:p>1534,976</text:p>
          </table:table-cell>
          <table:table-cell table:style-name="ce2" table:formula="of:=POWER([.C2];2)" office:value-type="float" office:value="14380.8064" calcext:value-type="float">
            <text:p>14380,8064</text:p>
          </table:table-cell>
          <table:table-cell table:style-name="ce7" table:formula="of:=IF([.A2]=1;POWER(([.C2]-[.L2]-[.L3]*[.B2]);2);0)" office:value-type="float" office:value="0.508056758498478" calcext:value-type="float">
            <text:p>0,508057</text:p>
          </table:table-cell>
          <table:table-cell table:style-name="ce8" table:formula="of:=IF([.A2]=1;[.B2]*[.L3]+[.L2];0)" office:value-type="float" office:value="120.632781003183" calcext:value-type="float">
            <text:p>120,632781</text:p>
          </table:table-cell>
          <table:table-cell table:style-name="Default"/>
          <table:table-cell table:style-name="ce1" office:value-type="string" calcext:value-type="string">
            <text:p>a</text:p>
          </table:table-cell>
          <table:table-cell table:style-name="ce10" office:value-type="string" calcext:value-type="string">
            <text:p>=</text:p>
          </table:table-cell>
          <table:table-cell table:style-name="ce7" table:formula="of:=(SUM([.D2:.D27])*SUM([.C2:.C27])-SUM([.B2:.B27])*SUM([.E2:.E27]))/([.L7]*SUM([.D2:.D27])-POWER(SUM([.B2:.B27]);2))" office:value-type="float" office:value="-2.04945877048234" calcext:value-type="float">
            <text:p>-2,049459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3.85" calcext:value-type="float">
            <text:p>83,85</text:p>
          </table:table-cell>
          <table:table-cell table:style-name="ce2" table:formula="of:=POWER([.B3];2)" office:value-type="float" office:value="81" calcext:value-type="float">
            <text:p>81</text:p>
          </table:table-cell>
          <table:table-cell table:style-name="ce2" table:formula="of:=[.B3]*[.C3]" office:value-type="float" office:value="754.65" calcext:value-type="float">
            <text:p>754,65</text:p>
          </table:table-cell>
          <table:table-cell table:style-name="ce2" table:formula="of:=POWER([.C3];2)" office:value-type="float" office:value="7030.8225" calcext:value-type="float">
            <text:p>7030,8225</text:p>
          </table:table-cell>
          <table:table-cell table:style-name="ce7" table:formula="of:=IF([.A3]=1;POWER(([.C3]-[.L2]-[.L3]*[.B3]);2);0)" office:value-type="float" office:value="0.130675793961631" calcext:value-type="float">
            <text:p>0,130676</text:p>
          </table:table-cell>
          <table:table-cell table:style-name="ce8" table:formula="of:=IF([.A3]=1;[.B3]*[.L3]+[.L2];0)" office:value-type="float" office:value="84.2114910703761" calcext:value-type="float">
            <text:p>84,211491</text:p>
          </table:table-cell>
          <table:table-cell table:style-name="Default"/>
          <table:table-cell table:style-name="ce1" office:value-type="string" calcext:value-type="string">
            <text:p>b</text:p>
          </table:table-cell>
          <table:table-cell table:style-name="ce10" office:value-type="string" calcext:value-type="string">
            <text:p>=</text:p>
          </table:table-cell>
          <table:table-cell table:style-name="ce7" table:formula="of:=([.L7]*SUM([.E2:.E27])-SUM([.B2:.B27])*SUM([.C2:.C27]))/([.L7]*SUM([.D2:.D27])-POWER(SUM([.B2:.B27]);2))" office:value-type="float" office:value="9.5845499823176" calcext:value-type="float">
            <text:p>9,58455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5.8" calcext:value-type="float">
            <text:p>15,8</text:p>
          </table:table-cell>
          <table:table-cell table:style-name="ce4" office:value-type="float" office:value="150.02" calcext:value-type="float">
            <text:p>150,02</text:p>
          </table:table-cell>
          <table:table-cell table:style-name="ce2" table:formula="of:=POWER([.B4];2)" office:value-type="float" office:value="249.64" calcext:value-type="float">
            <text:p>249,64</text:p>
          </table:table-cell>
          <table:table-cell table:style-name="ce2" table:formula="of:=[.B4]*[.C4]" office:value-type="float" office:value="2370.316" calcext:value-type="float">
            <text:p>2370,316</text:p>
          </table:table-cell>
          <table:table-cell table:style-name="ce2" table:formula="of:=POWER([.C4];2)" office:value-type="float" office:value="22506.0004" calcext:value-type="float">
            <text:p>22506,0004</text:p>
          </table:table-cell>
          <table:table-cell table:style-name="ce7" table:formula="of:=IF([.A4]=1;POWER(([.C4]-[.L2]-[.L3]*[.B4]);2);0)" office:value-type="float" office:value="0.401409740945906" calcext:value-type="float">
            <text:p>0,401410</text:p>
          </table:table-cell>
          <table:table-cell table:style-name="ce8" table:formula="of:=IF([.A4]=1;[.B4]*[.L3]+[.L2];0)" office:value-type="float" office:value="149.386430950136" calcext:value-type="float">
            <text:p>149,386431</text:p>
          </table:table-cell>
          <table:table-cell table:style-name="Default"/>
          <table:table-cell table:style-name="ce1" office:value-type="string" calcext:value-type="string">
            <text:p>Δa</text:p>
          </table:table-cell>
          <table:table-cell table:style-name="ce10" office:value-type="string" calcext:value-type="string">
            <text:p>=</text:p>
          </table:table-cell>
          <table:table-cell table:style-name="ce7" table:formula="of:=SQRT((1/[.L11])*(SUM([.D2:.D27]))*[.L10])" office:value-type="float" office:value="0.777177731435952" calcext:value-type="float">
            <text:p>0,777178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57.84" calcext:value-type="float">
            <text:p>57,84</text:p>
          </table:table-cell>
          <table:table-cell table:style-name="ce2" table:formula="of:=POWER([.B5];2)" office:value-type="float" office:value="38.44" calcext:value-type="float">
            <text:p>38,44</text:p>
          </table:table-cell>
          <table:table-cell table:style-name="ce2" table:formula="of:=[.B5]*[.C5]" office:value-type="float" office:value="358.608" calcext:value-type="float">
            <text:p>358,608</text:p>
          </table:table-cell>
          <table:table-cell table:style-name="ce2" table:formula="of:=POWER([.C5];2)" office:value-type="float" office:value="3345.4656" calcext:value-type="float">
            <text:p>3345,4656</text:p>
          </table:table-cell>
          <table:table-cell table:style-name="ce7" table:formula="of:=IF([.A5]=1;POWER(([.C5]-[.L2]-[.L3]*[.B5]);2);0)" office:value-type="float" office:value="0.216456520446601" calcext:value-type="float">
            <text:p>0,216457</text:p>
          </table:table-cell>
          <table:table-cell table:style-name="ce8" table:formula="of:=IF([.A5]=1;[.B5]*[.L3]+[.L2];0)" office:value-type="float" office:value="57.3747511198868" calcext:value-type="float">
            <text:p>57,374751</text:p>
          </table:table-cell>
          <table:table-cell table:style-name="Default"/>
          <table:table-cell table:style-name="ce1" office:value-type="string" calcext:value-type="string">
            <text:p>Δb</text:p>
          </table:table-cell>
          <table:table-cell table:style-name="ce10" office:value-type="string" calcext:value-type="string">
            <text:p>=</text:p>
          </table:table-cell>
          <table:table-cell table:style-name="ce7" table:formula="of:=SQRT((1/[.L11])*[.L7]*[.L10])" office:value-type="float" office:value="0.0555657346635324" calcext:value-type="float">
            <text:p>0,055566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21.1" calcext:value-type="float">
            <text:p>21,1</text:p>
          </table:table-cell>
          <table:table-cell table:style-name="ce4" office:value-type="float" office:value="200.16" calcext:value-type="float">
            <text:p>200,16</text:p>
          </table:table-cell>
          <table:table-cell table:style-name="ce2" table:formula="of:=POWER([.B6];2)" office:value-type="float" office:value="445.21" calcext:value-type="float">
            <text:p>445,21</text:p>
          </table:table-cell>
          <table:table-cell table:style-name="ce2" table:formula="of:=[.B6]*[.C6]" office:value-type="float" office:value="4223.376" calcext:value-type="float">
            <text:p>4223,376</text:p>
          </table:table-cell>
          <table:table-cell table:style-name="ce2" table:formula="of:=POWER([.C6];2)" office:value-type="float" office:value="40064.0256" calcext:value-type="float">
            <text:p>40064,0256</text:p>
          </table:table-cell>
          <table:table-cell table:style-name="ce7" table:formula="of:=IF([.A6]=1;POWER(([.C6]-[.L2]-[.L3]*[.B6]);2);0)" office:value-type="float" office:value="0.000602499067344757" calcext:value-type="float">
            <text:p>0,000602</text:p>
          </table:table-cell>
          <table:table-cell table:style-name="ce8" table:formula="of:=IF([.A6]=1;[.B6]*[.L3]+[.L2];0)" office:value-type="float" office:value="200.184545856419" calcext:value-type="float">
            <text:p>200,184546</text:p>
          </table:table-cell>
          <table:table-cell table:style-name="Default"/>
          <table:table-cell table:style-name="ce1" office:value-type="string" calcext:value-type="string">
            <text:p>r²</text:p>
          </table:table-cell>
          <table:table-cell table:style-name="ce10" office:value-type="string" calcext:value-type="string">
            <text:p>=</text:p>
          </table:table-cell>
          <table:table-cell table:style-name="ce7" table:formula="of:=1-((SUM([.G2:.G27]))/((SUM([.F2:.F27]))-(1/[.L7])*POWER(SUM([.C2:.C27]);2)))" office:value-type="float" office:value="0.999899179665206" calcext:value-type="float">
            <text:p>0,999899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7];2)" office:value-type="float" office:value="0" calcext:value-type="float">
            <text:p>0</text:p>
          </table:table-cell>
          <table:table-cell table:style-name="ce2" table:formula="of:=[.B7]*[.C7]" office:value-type="float" office:value="0" calcext:value-type="float">
            <text:p>0</text:p>
          </table:table-cell>
          <table:table-cell table:style-name="ce2" table:formula="of:=POWER([.C7];2)" office:value-type="float" office:value="0" calcext:value-type="float">
            <text:p>0</text:p>
          </table:table-cell>
          <table:table-cell table:style-name="ce7" table:formula="of:=IF([.A7]=1;POWER(([.C7]-[.L2]-[.L3]*[.B7]);2);0)" office:value-type="float" office:value="0" calcext:value-type="float">
            <text:p>0,000000</text:p>
          </table:table-cell>
          <table:table-cell table:style-name="ce8" table:formula="of:=IF([.A7]=1;[.B7]*[.L3]+[.L2];0)" office:value-type="float" office:value="0" calcext:value-type="float">
            <text:p>0,000000</text:p>
          </table:table-cell>
          <table:table-cell table:style-name="Default"/>
          <table:table-cell table:style-name="ce1" office:value-type="string" calcext:value-type="string">
            <text:p>n</text:p>
          </table:table-cell>
          <table:table-cell table:style-name="ce10" office:value-type="string" calcext:value-type="string">
            <text:p>=</text:p>
          </table:table-cell>
          <table:table-cell table:style-name="ce2" table:formula="of:=COUNT([.A2:.A27])"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8];2)" office:value-type="float" office:value="0" calcext:value-type="float">
            <text:p>0</text:p>
          </table:table-cell>
          <table:table-cell table:style-name="ce2" table:formula="of:=[.B8]*[.C8]" office:value-type="float" office:value="0" calcext:value-type="float">
            <text:p>0</text:p>
          </table:table-cell>
          <table:table-cell table:style-name="ce2" table:formula="of:=POWER([.C8];2)" office:value-type="float" office:value="0" calcext:value-type="float">
            <text:p>0</text:p>
          </table:table-cell>
          <table:table-cell table:style-name="ce7" table:formula="of:=IF([.A8]=1;POWER(([.C8]-[.L2]-[.L3]*[.B8]);2);0)" office:value-type="float" office:value="0" calcext:value-type="float">
            <text:p>0,000000</text:p>
          </table:table-cell>
          <table:table-cell table:style-name="ce8" table:formula="of:=IF([.A8]=1;[.B8]*[.L3]+[.L2];0)" office:value-type="float" office:value="0" calcext:value-type="float">
            <text:p>0,000000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9];2)" office:value-type="float" office:value="0" calcext:value-type="float">
            <text:p>0</text:p>
          </table:table-cell>
          <table:table-cell table:style-name="ce2" table:formula="of:=[.B9]*[.C9]" office:value-type="float" office:value="0" calcext:value-type="float">
            <text:p>0</text:p>
          </table:table-cell>
          <table:table-cell table:style-name="ce2" table:formula="of:=POWER([.C9];2)" office:value-type="float" office:value="0" calcext:value-type="float">
            <text:p>0</text:p>
          </table:table-cell>
          <table:table-cell table:style-name="ce7" table:formula="of:=IF([.A9]=1;POWER(([.C9]-[.L2]-[.L3]*[.B9]);2);0)" office:value-type="float" office:value="0" calcext:value-type="float">
            <text:p>0,000000</text:p>
          </table:table-cell>
          <table:table-cell table:style-name="ce8" table:formula="of:=IF([.A9]=1;[.B9]*[.L3]+[.L2];0)" office:value-type="float" office:value="0" calcext:value-type="float">
            <text:p>0,000000</text:p>
          </table:table-cell>
          <table:table-cell table:style-name="Default"/>
          <table:table-cell table:number-columns-repeated="2"/>
          <table:table-cell table:style-name="ce12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0];2)" office:value-type="float" office:value="0" calcext:value-type="float">
            <text:p>0</text:p>
          </table:table-cell>
          <table:table-cell table:style-name="ce2" table:formula="of:=[.B10]*[.C10]" office:value-type="float" office:value="0" calcext:value-type="float">
            <text:p>0</text:p>
          </table:table-cell>
          <table:table-cell table:style-name="ce2" table:formula="of:=POWER([.C10];2)" office:value-type="float" office:value="0" calcext:value-type="float">
            <text:p>0</text:p>
          </table:table-cell>
          <table:table-cell table:style-name="ce7" table:formula="of:=IF([.A10]=1;POWER(([.C10]-[.L2]-[.L3]*[.B10]);2);0)" office:value-type="float" office:value="0" calcext:value-type="float">
            <text:p>0,000000</text:p>
          </table:table-cell>
          <table:table-cell table:style-name="ce8" table:formula="of:=IF([.A10]=1;[.B10]*[.L3]+[.L2];0)" office:value-type="float" office:value="0" calcext:value-type="float">
            <text:p>0,000000</text:p>
          </table:table-cell>
          <table:table-cell table:style-name="Default"/>
          <table:table-cell/>
          <table:table-cell table:style-name="ce11" office:value-type="string" calcext:value-type="string">
            <text:p>=</text:p>
          </table:table-cell>
          <table:table-cell table:style-name="ce7" table:formula="of:=(1/([.L7]-2))*(SUM([.G2:.G27]))" office:value-type="float" office:value="0.419067104306653" calcext:value-type="float">
            <text:p>0,419067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1];2)" office:value-type="float" office:value="0" calcext:value-type="float">
            <text:p>0</text:p>
          </table:table-cell>
          <table:table-cell table:style-name="ce2" table:formula="of:=[.B11]*[.C11]" office:value-type="float" office:value="0" calcext:value-type="float">
            <text:p>0</text:p>
          </table:table-cell>
          <table:table-cell table:style-name="ce2" table:formula="of:=POWER([.C11];2)" office:value-type="float" office:value="0" calcext:value-type="float">
            <text:p>0</text:p>
          </table:table-cell>
          <table:table-cell table:style-name="ce7" table:formula="of:=IF([.A11]=1;POWER(([.C11]-[.L2]-[.L3]*[.B11]);2);0)" office:value-type="float" office:value="0" calcext:value-type="float">
            <text:p>0,000000</text:p>
          </table:table-cell>
          <table:table-cell table:style-name="ce8" table:formula="of:=IF([.A11]=1;[.B11]*[.L3]+[.L2];0)" office:value-type="float" office:value="0" calcext:value-type="float">
            <text:p>0,000000</text:p>
          </table:table-cell>
          <table:table-cell table:style-name="Default"/>
          <table:table-cell/>
          <table:table-cell table:style-name="ce11" office:value-type="string" calcext:value-type="string">
            <text:p>D =</text:p>
          </table:table-cell>
          <table:table-cell table:style-name="ce7" table:formula="of:=[.L7]*(SUM([.D2:.D27]))-(POWER(SUM([.B2:.B27]);2))" office:value-type="float" office:value="678.639999999999" calcext:value-type="float">
            <text:p>678,640000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2];2)" office:value-type="float" office:value="0" calcext:value-type="float">
            <text:p>0</text:p>
          </table:table-cell>
          <table:table-cell table:style-name="ce2" table:formula="of:=[.B12]*[.C12]" office:value-type="float" office:value="0" calcext:value-type="float">
            <text:p>0</text:p>
          </table:table-cell>
          <table:table-cell table:style-name="ce2" table:formula="of:=POWER([.C12];2)" office:value-type="float" office:value="0" calcext:value-type="float">
            <text:p>0</text:p>
          </table:table-cell>
          <table:table-cell table:style-name="ce7" table:formula="of:=IF([.A12]=1;POWER(([.C12]-[.L2]-[.L3]*[.B12]);2);0)" office:value-type="float" office:value="0" calcext:value-type="float">
            <text:p>0,000000</text:p>
          </table:table-cell>
          <table:table-cell table:style-name="ce8" table:formula="of:=IF([.A12]=1;[.B12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3];2)" office:value-type="float" office:value="0" calcext:value-type="float">
            <text:p>0</text:p>
          </table:table-cell>
          <table:table-cell table:style-name="ce2" table:formula="of:=[.B13]*[.C13]" office:value-type="float" office:value="0" calcext:value-type="float">
            <text:p>0</text:p>
          </table:table-cell>
          <table:table-cell table:style-name="ce2" table:formula="of:=POWER([.C13];2)" office:value-type="float" office:value="0" calcext:value-type="float">
            <text:p>0</text:p>
          </table:table-cell>
          <table:table-cell table:style-name="ce7" table:formula="of:=IF([.A13]=1;POWER(([.C13]-[.L2]-[.L3]*[.B13]);2);0)" office:value-type="float" office:value="0" calcext:value-type="float">
            <text:p>0,000000</text:p>
          </table:table-cell>
          <table:table-cell table:style-name="ce8" table:formula="of:=IF([.A13]=1;[.B13]*[.L3]+[.L2];0)" office:value-type="float" office:value="0" calcext:value-type="float">
            <text:p>0,000000</text:p>
          </table:table-cell>
          <table:table-cell/>
          <table:table-cell table:style-name="ce9"/>
          <table:table-cell table:number-columns-repeated="3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4];2)" office:value-type="float" office:value="0" calcext:value-type="float">
            <text:p>0</text:p>
          </table:table-cell>
          <table:table-cell table:style-name="ce2" table:formula="of:=[.B14]*[.C14]" office:value-type="float" office:value="0" calcext:value-type="float">
            <text:p>0</text:p>
          </table:table-cell>
          <table:table-cell table:style-name="ce2" table:formula="of:=POWER([.C14];2)" office:value-type="float" office:value="0" calcext:value-type="float">
            <text:p>0</text:p>
          </table:table-cell>
          <table:table-cell table:style-name="ce7" table:formula="of:=IF([.A14]=1;POWER(([.C14]-[.L2]-[.L3]*[.B14]);2);0)" office:value-type="float" office:value="0" calcext:value-type="float">
            <text:p>0,000000</text:p>
          </table:table-cell>
          <table:table-cell table:style-name="ce8" table:formula="of:=IF([.A14]=1;[.B14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5];2)" office:value-type="float" office:value="0" calcext:value-type="float">
            <text:p>0</text:p>
          </table:table-cell>
          <table:table-cell table:style-name="ce2" table:formula="of:=[.B15]*[.C15]" office:value-type="float" office:value="0" calcext:value-type="float">
            <text:p>0</text:p>
          </table:table-cell>
          <table:table-cell table:style-name="ce2" table:formula="of:=POWER([.C15];2)" office:value-type="float" office:value="0" calcext:value-type="float">
            <text:p>0</text:p>
          </table:table-cell>
          <table:table-cell table:style-name="ce7" table:formula="of:=IF([.A15]=1;POWER(([.C15]-[.L2]-[.L3]*[.B15]);2);0)" office:value-type="float" office:value="0" calcext:value-type="float">
            <text:p>0,000000</text:p>
          </table:table-cell>
          <table:table-cell table:style-name="ce8" table:formula="of:=IF([.A15]=1;[.B15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6];2)" office:value-type="float" office:value="0" calcext:value-type="float">
            <text:p>0</text:p>
          </table:table-cell>
          <table:table-cell table:style-name="ce2" table:formula="of:=[.B16]*[.C16]" office:value-type="float" office:value="0" calcext:value-type="float">
            <text:p>0</text:p>
          </table:table-cell>
          <table:table-cell table:style-name="ce2" table:formula="of:=POWER([.C16];2)" office:value-type="float" office:value="0" calcext:value-type="float">
            <text:p>0</text:p>
          </table:table-cell>
          <table:table-cell table:style-name="ce7" table:formula="of:=IF([.A16]=1;POWER(([.C16]-[.L2]-[.L3]*[.B16]);2);0)" office:value-type="float" office:value="0" calcext:value-type="float">
            <text:p>0,000000</text:p>
          </table:table-cell>
          <table:table-cell table:style-name="ce8" table:formula="of:=IF([.A16]=1;[.B16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7];2)" office:value-type="float" office:value="0" calcext:value-type="float">
            <text:p>0</text:p>
          </table:table-cell>
          <table:table-cell table:style-name="ce2" table:formula="of:=[.B17]*[.C17]" office:value-type="float" office:value="0" calcext:value-type="float">
            <text:p>0</text:p>
          </table:table-cell>
          <table:table-cell table:style-name="ce2" table:formula="of:=POWER([.C17];2)" office:value-type="float" office:value="0" calcext:value-type="float">
            <text:p>0</text:p>
          </table:table-cell>
          <table:table-cell table:style-name="ce7" table:formula="of:=IF([.A17]=1;POWER(([.C17]-[.L2]-[.L3]*[.B17]);2);0)" office:value-type="float" office:value="0" calcext:value-type="float">
            <text:p>0,000000</text:p>
          </table:table-cell>
          <table:table-cell table:style-name="ce8" table:formula="of:=IF([.A17]=1;[.B17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8];2)" office:value-type="float" office:value="0" calcext:value-type="float">
            <text:p>0</text:p>
          </table:table-cell>
          <table:table-cell table:style-name="ce2" table:formula="of:=[.B18]*[.C18]" office:value-type="float" office:value="0" calcext:value-type="float">
            <text:p>0</text:p>
          </table:table-cell>
          <table:table-cell table:style-name="ce2" table:formula="of:=POWER([.C18];2)" office:value-type="float" office:value="0" calcext:value-type="float">
            <text:p>0</text:p>
          </table:table-cell>
          <table:table-cell table:style-name="ce7" table:formula="of:=IF([.A18]=1;POWER(([.C18]-[.L2]-[.L3]*[.B18]);2);0)" office:value-type="float" office:value="0" calcext:value-type="float">
            <text:p>0,000000</text:p>
          </table:table-cell>
          <table:table-cell table:style-name="ce8" table:formula="of:=IF([.A18]=1;[.B18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9];2)" office:value-type="float" office:value="0" calcext:value-type="float">
            <text:p>0</text:p>
          </table:table-cell>
          <table:table-cell table:style-name="ce2" table:formula="of:=[.B19]*[.C19]" office:value-type="float" office:value="0" calcext:value-type="float">
            <text:p>0</text:p>
          </table:table-cell>
          <table:table-cell table:style-name="ce2" table:formula="of:=POWER([.C19];2)" office:value-type="float" office:value="0" calcext:value-type="float">
            <text:p>0</text:p>
          </table:table-cell>
          <table:table-cell table:style-name="ce7" table:formula="of:=IF([.A19]=1;POWER(([.C19]-[.L2]-[.L3]*[.B19]);2);0)" office:value-type="float" office:value="0" calcext:value-type="float">
            <text:p>0,000000</text:p>
          </table:table-cell>
          <table:table-cell table:style-name="ce8" table:formula="of:=IF([.A19]=1;[.B19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0];2)" office:value-type="float" office:value="0" calcext:value-type="float">
            <text:p>0</text:p>
          </table:table-cell>
          <table:table-cell table:style-name="ce2" table:formula="of:=[.B20]*[.C20]" office:value-type="float" office:value="0" calcext:value-type="float">
            <text:p>0</text:p>
          </table:table-cell>
          <table:table-cell table:style-name="ce2" table:formula="of:=POWER([.C20];2)" office:value-type="float" office:value="0" calcext:value-type="float">
            <text:p>0</text:p>
          </table:table-cell>
          <table:table-cell table:style-name="ce7" table:formula="of:=IF([.A20]=1;POWER(([.C20]-[.L2]-[.L3]*[.B20]);2);0)" office:value-type="float" office:value="0" calcext:value-type="float">
            <text:p>0,000000</text:p>
          </table:table-cell>
          <table:table-cell table:style-name="ce8" table:formula="of:=IF([.A20]=1;[.B20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1];2)" office:value-type="float" office:value="0" calcext:value-type="float">
            <text:p>0</text:p>
          </table:table-cell>
          <table:table-cell table:style-name="ce2" table:formula="of:=[.B21]*[.C21]" office:value-type="float" office:value="0" calcext:value-type="float">
            <text:p>0</text:p>
          </table:table-cell>
          <table:table-cell table:style-name="ce2" table:formula="of:=POWER([.C21];2)" office:value-type="float" office:value="0" calcext:value-type="float">
            <text:p>0</text:p>
          </table:table-cell>
          <table:table-cell table:style-name="ce7" table:formula="of:=IF([.A21]=1;POWER(([.C21]-[.L2]-[.L3]*[.B21]);2);0)" office:value-type="float" office:value="0" calcext:value-type="float">
            <text:p>0,000000</text:p>
          </table:table-cell>
          <table:table-cell table:style-name="ce8" table:formula="of:=IF([.A21]=1;[.B21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2];2)" office:value-type="float" office:value="0" calcext:value-type="float">
            <text:p>0</text:p>
          </table:table-cell>
          <table:table-cell table:style-name="ce2" table:formula="of:=[.B22]*[.C22]" office:value-type="float" office:value="0" calcext:value-type="float">
            <text:p>0</text:p>
          </table:table-cell>
          <table:table-cell table:style-name="ce2" table:formula="of:=POWER([.C22];2)" office:value-type="float" office:value="0" calcext:value-type="float">
            <text:p>0</text:p>
          </table:table-cell>
          <table:table-cell table:style-name="ce7" table:formula="of:=IF([.A22]=1;POWER(([.C22]-[.L2]-[.L3]*[.B22]);2);0)" office:value-type="float" office:value="0" calcext:value-type="float">
            <text:p>0,000000</text:p>
          </table:table-cell>
          <table:table-cell table:style-name="ce8" table:formula="of:=IF([.A22]=1;[.B22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3];2)" office:value-type="float" office:value="0" calcext:value-type="float">
            <text:p>0</text:p>
          </table:table-cell>
          <table:table-cell table:style-name="ce2" table:formula="of:=[.B23]*[.C23]" office:value-type="float" office:value="0" calcext:value-type="float">
            <text:p>0</text:p>
          </table:table-cell>
          <table:table-cell table:style-name="ce2" table:formula="of:=POWER([.C23];2)" office:value-type="float" office:value="0" calcext:value-type="float">
            <text:p>0</text:p>
          </table:table-cell>
          <table:table-cell table:style-name="ce7" table:formula="of:=IF([.A23]=1;POWER(([.C23]-[.L2]-[.L3]*[.B23]);2);0)" office:value-type="float" office:value="0" calcext:value-type="float">
            <text:p>0,000000</text:p>
          </table:table-cell>
          <table:table-cell table:style-name="ce8" table:formula="of:=IF([.A23]=1;[.B23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4];2)" office:value-type="float" office:value="0" calcext:value-type="float">
            <text:p>0</text:p>
          </table:table-cell>
          <table:table-cell table:style-name="ce2" table:formula="of:=[.B24]*[.C24]" office:value-type="float" office:value="0" calcext:value-type="float">
            <text:p>0</text:p>
          </table:table-cell>
          <table:table-cell table:style-name="ce2" table:formula="of:=POWER([.C24];2)" office:value-type="float" office:value="0" calcext:value-type="float">
            <text:p>0</text:p>
          </table:table-cell>
          <table:table-cell table:style-name="ce7" table:formula="of:=IF([.A24]=1;POWER(([.C24]-[.L2]-[.L3]*[.B24]);2);0)" office:value-type="float" office:value="0" calcext:value-type="float">
            <text:p>0,000000</text:p>
          </table:table-cell>
          <table:table-cell table:style-name="ce8" table:formula="of:=IF([.A24]=1;[.B24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5];2)" office:value-type="float" office:value="0" calcext:value-type="float">
            <text:p>0</text:p>
          </table:table-cell>
          <table:table-cell table:style-name="ce2" table:formula="of:=[.B25]*[.C25]" office:value-type="float" office:value="0" calcext:value-type="float">
            <text:p>0</text:p>
          </table:table-cell>
          <table:table-cell table:style-name="ce2" table:formula="of:=POWER([.C25];2)" office:value-type="float" office:value="0" calcext:value-type="float">
            <text:p>0</text:p>
          </table:table-cell>
          <table:table-cell table:style-name="ce7" table:formula="of:=IF([.A25]=1;POWER(([.C25]-[.L2]-[.L3]*[.B25]);2);0)" office:value-type="float" office:value="0" calcext:value-type="float">
            <text:p>0,000000</text:p>
          </table:table-cell>
          <table:table-cell table:style-name="ce8" table:formula="of:=IF([.A25]=1;[.B25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6];2)" office:value-type="float" office:value="0" calcext:value-type="float">
            <text:p>0</text:p>
          </table:table-cell>
          <table:table-cell table:style-name="ce2" table:formula="of:=[.B26]*[.C26]" office:value-type="float" office:value="0" calcext:value-type="float">
            <text:p>0</text:p>
          </table:table-cell>
          <table:table-cell table:style-name="ce2" table:formula="of:=POWER([.C26];2)" office:value-type="float" office:value="0" calcext:value-type="float">
            <text:p>0</text:p>
          </table:table-cell>
          <table:table-cell table:style-name="ce7" table:formula="of:=IF([.A26]=1;POWER(([.C26]-[.L2]-[.L3]*[.B26]);2);0)" office:value-type="float" office:value="0" calcext:value-type="float">
            <text:p>0,000000</text:p>
          </table:table-cell>
          <table:table-cell table:style-name="ce8" table:formula="of:=IF([.A26]=1;[.B26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7];2)" office:value-type="float" office:value="0" calcext:value-type="float">
            <text:p>0</text:p>
          </table:table-cell>
          <table:table-cell table:style-name="ce2" table:formula="of:=[.B27]*[.C27]" office:value-type="float" office:value="0" calcext:value-type="float">
            <text:p>0</text:p>
          </table:table-cell>
          <table:table-cell table:style-name="ce2" table:formula="of:=POWER([.C27];2)" office:value-type="float" office:value="0" calcext:value-type="float">
            <text:p>0</text:p>
          </table:table-cell>
          <table:table-cell table:style-name="ce7" table:formula="of:=IF([.A27]=1;POWER(([.C27]-[.L2]-[.L3]*[.B27]);2);0)" office:value-type="float" office:value="0" calcext:value-type="float">
            <text:p>0,000000</text:p>
          </table:table-cell>
          <table:table-cell table:style-name="ce8" table:formula="of:=IF([.A27]=1;[.B27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 table:number-rows-repeated="11">
          <table:table-cell/>
          <table:table-cell table:style-name="ce5" table:number-columns-repeated="4"/>
          <table:table-cell table:style-name="ce6"/>
          <table:table-cell table:number-columns-repeated="6"/>
          <table:table-cell table:style-name="ce13"/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delta" table:base-cell-address="$Planilha1.$A$1" table:expression="['file:///C:/Users/Vitor/Downloads/ajuste_de_reta.xls'#$retaMMQ.$G$5]"/>
        <table:named-expression table:name="S_1" table:base-cell-address="$Planilha1.$A$1" table:expression="['file:///C:/Users/Vitor/Downloads/ajuste_de_reta.xls'#$retaMMQ.$B$5]"/>
        <table:named-expression table:name="S_x" table:base-cell-address="$Planilha1.$A$1" table:expression="['file:///C:/Users/Vitor/Downloads/ajuste_de_reta.xls'#$retaMMQ.$C$5]"/>
        <table:named-expression table:name="S_xx" table:base-cell-address="$Planilha1.$A$1" table:expression="['file:///C:/Users/Vitor/Downloads/ajuste_de_reta.xls'#$retaMMQ.$D$5]"/>
        <table:named-expression table:name="S_y" table:base-cell-address="$Planilha1.$A$1" table:expression="['file:///C:/Users/Vitor/Downloads/ajuste_de_reta.xls'#$retaMMQ.$E$5]"/>
        <table:named-expression table:name="S_yx" table:base-cell-address="$Planilha1.$A$1" table:expression="['file:///C:/Users/Vitor/Downloads/ajuste_de_reta.xls'#$retaMMQ.$F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1" loext:min-decimal-places="1" number:min-integer-digits="1"/>
    </number:number-style>
    <number:number-style style:name="N142">
      <number:number number:decimal-places="6" loext:min-decimal-places="6" number:min-integer-digits="1"/>
    </number:number-style>
    <number:number-style style:name="N2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2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20107P0"/>
    </number:number-style>
    <number:number-style style:name="N2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2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20108P0"/>
    </number:number-style>
    <number:number-style style:name="N2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2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20109P0"/>
    </number:number-style>
    <number:number-style style:name="N2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2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20110P0"/>
    </number:number-style>
    <number:date-style style:name="N20111" number:language="pt" number:country="BR">
      <number:day/>
      <number:text>/</number:text>
      <number:month/>
      <number:text>/</number:text>
      <number:year number:style="long"/>
    </number:date-style>
    <number:date-style style:name="N20112" number:language="pt" number:country="BR">
      <number:day/>
      <number:text>/</number:text>
      <number:month number:textual="true"/>
      <number:text>/</number:text>
      <number:year/>
    </number:date-style>
    <number:date-style style:name="N20113" number:language="pt" number:country="BR">
      <number:day/>
      <number:text>/</number:text>
      <number:month number:textual="true"/>
    </number:date-style>
    <number:date-style style:name="N20114" number:language="pt" number:country="BR">
      <number:month number:textual="true"/>
      <number:text>/</number:text>
      <number:year/>
    </number:date-style>
    <number:time-style style:name="N20115" number:language="pt" number:country="BR">
      <number:hours/>
      <number:text>:</number:text>
      <number:minutes number:style="long"/>
      <number:text> </number:text>
      <number:am-pm/>
    </number:time-style>
    <number:time-style style:name="N2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2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8P0"/>
    </number:number-style>
    <number:number-style style:name="N2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2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9P0"/>
    </number:number-style>
    <number:number-style style:name="N2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2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0P0"/>
    </number:number-style>
    <number:number-style style:name="N2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2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1P0"/>
    </number:number-style>
    <number:number-style style:name="N2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22P2" style:volatile="true" number:language="pt" number:country="BR">
      <loext:text> </loext:text>
      <loext:fill-character> </loext:fill-character>
      <number:text>- </number:text>
    </number:number-style>
    <number:text-style style:name="N20122" number:language="pt" number:country="BR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23P2" style:volatile="true" number:language="pt" number:country="BR">
      <loext:text> R$ </loext:text>
      <loext:fill-character> </loext:fill-character>
      <number:text>- </number:text>
    </number:number-style>
    <number:text-style style:name="N20123" number:language="pt" number:country="BR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4" number:language="pt" number:country="BR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5" number:language="pt" number:country="BR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9900"/>
    </style:style>
    <style:style style:name="Excel_5f_CondFormat_5f_1_5f_1_5f_2" style:display-name="Excel_CondFormat_1_1_2" style:family="table-cell" style:parent-style-name="Default"/>
    <style:style style:name="Excel_5f_CondFormat_5f_1_5f_1_5f_3" style:display-name="Excel_CondFormat_1_1_3" style:family="table-cell" style:parent-style-name="Default">
      <style:table-cell-properties fo:background-color="#ff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 style:data-style-name="N2" text:time-value="22:04:52.81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4:12:37.777000000</meta:creation-date>
    <dc:date>2018-12-13T22:09:26.990000000</dc:date>
    <meta:editing-duration>PT36M35S</meta:editing-duration>
    <meta:editing-cycles>10</meta:editing-cycles>
    <meta:generator>LibreOffice/5.2.2.2$Windows_X86_64 LibreOffice_project/8f96e87c890bf8fa77463cd4b640a2312823f3ad</meta:generator>
    <meta:document-statistic meta:table-count="1" meta:cell-count="1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dash="Dashed_20__28_var_29_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1cm"/>
      <style:text-properties fo:font-size="10pt" style:font-size-asian="10pt" style:font-size-complex="10pt"/>
    </style:style>
    <style:style style:name="ch6" style:family="chart">
      <style:graphic-properties draw:stroke="dash" draw:stroke-dash="Dashed_20__28_var_29_" svg:stroke-width="0.05cm" svg:stroke-color="#729fcf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none" svg:stroke-width="0.05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02cm" svg:y="0.316cm" chart:style-name="ch2">
          <text:p>Gráfico</text:p>
        </chart:title>
        <chart:legend chart:legend-position="bottom" svg:x="5.582cm" svg:y="8.217cm" style:legend-expansion="wide" chart:style-name="ch3"/>
        <chart:plot-area chart:style-name="ch4" table:cell-range-address="Planilha1.B2:Planilha1.C27 Planilha1.H1:Planilha1.H27" chart:data-source-has-labels="row" svg:x="0.745cm" svg:y="1.035cm" svg:width="14.345cm" svg:height="6.561cm">
          <chartooo:coordinate-region svg:x="1.552cm" svg:y="1.234cm" svg:width="13.352cm" svg:height="5.715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Planilha1.C2:Planilha1.C27" loext:label-string="pontos" chart:class="chart:scatter">
            <chart:domain table:cell-range-address="Planilha1.B2:Planilha1.B27"/>
            <chart:data-point chart:repeated="26"/>
          </chart:series>
          <chart:series chart:attached-axis="primary-y" chart:style-name="ch9" chart:values-cell-range-address="Planilha1.H2:Planilha1.H27" chart:label-cell-address="Planilha1.H1:Planilha1.H1" chart:class="chart:scatte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pontos</text:p>
              </table:table-cell>
              <table:table-cell office:value-type="string">
                <text:p>Reta Ideal</text:p>
                <draw:g>
                  <svg:desc>Planilha1.H1:Planilh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8">
                <text:p>12.8</text:p>
                <draw:g>
                  <svg:desc>Planilha1.B2:Planilha1.B27</svg:desc>
                </draw:g>
              </table:table-cell>
              <table:table-cell office:value-type="float" office:value="119.92">
                <text:p>119.92</text:p>
                <draw:g>
                  <svg:desc>Planilha1.C2:Planilha1.C27</svg:desc>
                </draw:g>
              </table:table-cell>
              <table:table-cell office:value-type="float" office:value="120.632781003183">
                <text:p>120.632781003183</text:p>
                <draw:g>
                  <svg:desc>Planilha1.H2:Planilh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83.85">
                <text:p>83.85</text:p>
              </table:table-cell>
              <table:table-cell office:value-type="float" office:value="84.2114910703761">
                <text:p>84.2114910703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8">
                <text:p>15.8</text:p>
              </table:table-cell>
              <table:table-cell office:value-type="float" office:value="150.02">
                <text:p>150.02</text:p>
              </table:table-cell>
              <table:table-cell office:value-type="float" office:value="149.386430950136">
                <text:p>149.386430950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">
                <text:p>6.2</text:p>
              </table:table-cell>
              <table:table-cell office:value-type="float" office:value="57.84">
                <text:p>57.84</text:p>
              </table:table-cell>
              <table:table-cell office:value-type="float" office:value="57.3747511198868">
                <text:p>57.3747511198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1">
                <text:p>21.1</text:p>
              </table:table-cell>
              <table:table-cell office:value-type="float" office:value="200.16">
                <text:p>200.16</text:p>
              </table:table-cell>
              <table:table-cell office:value-type="float" office:value="200.184545856419">
                <text:p>200.184545856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_64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